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sorAdapterRegistrationTests.resetGlobalAdvisor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foreAdvice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eforeAdviceImpl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dapterRegistrationTests.advisorAdapterRegistrationManagerNotPresent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BeforeAdviceInterceptor.SimpleBeforeAdviceInterceptor( SimpleBefore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AdapterRegistrationTests.getAdviceImpl( I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isorAdapterRegistrationTests.advisorAdapterRegistrationManagerPresent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BeforeAdviceAdapter.getInterceptor( Advisor ad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eforeAdviceImpl.getInvocation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foreAdviceAdapter.supports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